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29034C9914761B7CEC9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4fa629"/>
    </style:style>
    <style:style style:name="P7" style:family="paragraph" style:parent-style-name="Standard">
      <style:paragraph-properties fo:text-align="center" style:justify-single-word="false"/>
      <style:text-properties officeooo:paragraph-rsid="005b80e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60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61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officeooo:paragraph-rsid="003b6a22"/>
    </style:style>
    <style:style style:name="P63" style:family="paragraph" style:parent-style-name="Standard">
      <style:paragraph-properties fo:text-align="justify" style:justify-single-word="false"/>
      <style:text-properties officeooo:paragraph-rsid="005a8e15"/>
    </style:style>
    <style:style style:name="P64" style:family="paragraph" style:parent-style-name="Standard">
      <style:paragraph-properties fo:text-align="justify" style:justify-single-word="false"/>
      <style:text-properties officeooo:paragraph-rsid="0062163b"/>
    </style:style>
    <style:style style:name="P65" style:family="paragraph" style:parent-style-name="Standard">
      <style:paragraph-properties fo:text-align="justify" style:justify-single-word="false"/>
      <style:text-properties officeooo:paragraph-rsid="007552e0"/>
    </style:style>
    <style:style style:name="P66" style:family="paragraph" style:parent-style-name="Standard">
      <style:paragraph-properties fo:text-align="justify" style:justify-single-word="false"/>
      <style:text-properties officeooo:paragraph-rsid="00760571"/>
    </style:style>
    <style:style style:name="P67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68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69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70" style:family="paragraph" style:parent-style-name="Standard">
      <style:paragraph-properties fo:text-align="end" style:justify-single-word="false"/>
    </style:style>
    <style:style style:name="P71" style:family="paragraph" style:parent-style-name="Standard">
      <style:paragraph-properties fo:text-align="end" style:justify-single-word="false"/>
      <style:text-properties officeooo:paragraph-rsid="004202d9"/>
    </style:style>
    <style:style style:name="P72" style:family="paragraph" style:parent-style-name="Standard">
      <style:paragraph-properties fo:text-align="end" style:justify-single-word="false"/>
      <style:text-properties officeooo:paragraph-rsid="0045ab0f"/>
    </style:style>
    <style:style style:name="P73" style:family="paragraph" style:parent-style-name="Standard">
      <style:paragraph-properties fo:text-align="end" style:justify-single-word="false"/>
      <style:text-properties officeooo:paragraph-rsid="004dcf7e"/>
    </style:style>
    <style:style style:name="P74" style:family="paragraph" style:parent-style-name="Standard">
      <style:paragraph-properties fo:text-align="end" style:justify-single-word="false"/>
      <style:text-properties officeooo:paragraph-rsid="0055829a"/>
    </style:style>
    <style:style style:name="P75" style:family="paragraph" style:parent-style-name="Standard">
      <style:paragraph-properties fo:text-align="end" style:justify-single-word="false"/>
      <style:text-properties officeooo:paragraph-rsid="006569e7"/>
    </style:style>
    <style:style style:name="P7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2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0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1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2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3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4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5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8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4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4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5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1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2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3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6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7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8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0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3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9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0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05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06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07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08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09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10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11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12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13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14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15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16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17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18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19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2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2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23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2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2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30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31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32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33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3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35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36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37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38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39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240" style:family="paragraph" style:parent-style-name="Standard">
      <style:paragraph-properties fo:text-align="end" style:justify-single-word="false"/>
      <style:text-properties officeooo:paragraph-rsid="0077bc4c"/>
    </style:style>
    <style:style style:name="P241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242" style:family="paragraph" style:parent-style-name="Standard">
      <style:paragraph-properties fo:text-align="justify" style:justify-single-word="false"/>
      <style:text-properties officeooo:rsid="0077bc4c" officeooo:paragraph-rsid="0077bc4c"/>
    </style:style>
    <style:style style:name="P243" style:family="paragraph" style:parent-style-name="Standard">
      <style:paragraph-properties fo:text-align="center" style:justify-single-word="false"/>
      <style:text-properties officeooo:paragraph-rsid="0077bc4c"/>
    </style:style>
    <style:style style:name="P244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24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fo:font-weight="bold" officeooo:rsid="005b904a" style:font-weight-asian="bold" style:font-weight-complex="bold"/>
    </style:style>
    <style:style style:name="T5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52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3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4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5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6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7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8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9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60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61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62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5" style:family="text">
      <style:text-properties style:use-window-font-color="true" style:font-name="Abyssinica SIL1" fo:font-size="12pt" style:font-size-asian="10.5pt" style:font-size-complex="12pt"/>
    </style:style>
    <style:style style:name="T66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67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68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69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70" style:family="text">
      <style:text-properties style:font-name="Abyssinica SIL" fo:font-size="10pt" style:font-size-asian="10pt" style:font-name-complex="Abyssinica SIL2" style:font-size-complex="10pt"/>
    </style:style>
    <style:style style:name="T71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72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73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74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75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76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77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78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79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5fae69" style:font-weight-asian="normal" style:font-weight-complex="normal"/>
    </style:style>
    <style:style style:name="T82" style:family="text">
      <style:text-properties fo:font-weight="normal" officeooo:rsid="00656281" style:font-weight-asian="normal" style:font-weight-complex="normal"/>
    </style:style>
    <style:style style:name="T83" style:family="text">
      <style:text-properties fo:font-weight="normal" officeooo:rsid="006dbf0e" style:font-weight-asian="normal" style:font-weight-complex="normal"/>
    </style:style>
    <style:style style:name="T84" style:family="text">
      <style:text-properties fo:font-weight="normal" officeooo:rsid="006e73c7" style:font-weight-asian="normal" style:font-weight-complex="normal"/>
    </style:style>
    <style:style style:name="T85" style:family="text">
      <style:text-properties fo:font-weight="normal" officeooo:rsid="007054be" style:font-weight-asian="normal" style:font-weight-complex="normal"/>
    </style:style>
    <style:style style:name="T86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89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38e7a5" style:font-weight-asian="bold" style:font-weight-complex="bold"/>
    </style:style>
    <style:style style:name="T92" style:family="text">
      <style:text-properties fo:font-weight="bold" officeooo:rsid="003a7548" style:font-weight-asian="bold" style:font-weight-complex="bold"/>
    </style:style>
    <style:style style:name="T93" style:family="text">
      <style:text-properties fo:font-weight="bold" officeooo:rsid="003c6515" style:font-weight-asian="bold" style:font-weight-complex="bold"/>
    </style:style>
    <style:style style:name="T94" style:family="text">
      <style:text-properties officeooo:rsid="0038e7a5"/>
    </style:style>
    <style:style style:name="T95" style:family="text">
      <style:text-properties officeooo:rsid="003a7548"/>
    </style:style>
    <style:style style:name="T96" style:family="text">
      <style:text-properties officeooo:rsid="003b6a22"/>
    </style:style>
    <style:style style:name="T97" style:family="text">
      <style:text-properties officeooo:rsid="0042342b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43198" style:font-style-asian="normal" style:font-style-complex="normal"/>
    </style:style>
    <style:style style:name="T100" style:family="text">
      <style:text-properties officeooo:rsid="0046e4c6"/>
    </style:style>
    <style:style style:name="T101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02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03" style:family="text">
      <style:text-properties fo:color="#8d0000" style:text-position="0% 100%" style:font-name="Tibetan Machine Uni1" fo:font-size="14pt" fo:font-style="normal" style:text-underline-style="none" fo:font-weight="bold" officeooo: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6dbf0e" style:font-style-asian="italic" style:font-style-complex="italic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08" style:family="text">
      <style:text-properties officeooo:rsid="005b80e1"/>
    </style:style>
    <style:style style:name="T109" style:family="text">
      <style:text-properties officeooo:rsid="005b904a"/>
    </style:style>
    <style:style style:name="T110" style:family="text">
      <style:text-properties officeooo:rsid="00656281"/>
    </style:style>
    <style:style style:name="T111" style:family="text">
      <style:text-properties officeooo:rsid="006569e7"/>
    </style:style>
    <style:style style:name="T112" style:family="text">
      <style:text-properties officeooo:rsid="006e73c7"/>
    </style:style>
    <style:style style:name="T113" style:family="text">
      <style:text-properties fo:background-color="transparent" loext:char-shading-value="0"/>
    </style:style>
    <style:style style:name="T114" style:family="text">
      <style:text-properties officeooo:rsid="006e73c7" fo:background-color="transparent" loext:char-shading-value="0"/>
    </style:style>
    <style:style style:name="T115" style:family="text">
      <style:text-properties officeooo:rsid="007054be"/>
    </style:style>
    <style:style style:name="T116" style:family="text">
      <style:text-properties officeooo:rsid="00723338"/>
    </style:style>
    <style:style style:name="T117" style:family="text">
      <style:text-properties officeooo:rsid="0077b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70">1</text:span><text:span text:style-name="T71">6</text:span><text:span text:style-name="T70">/0</text:span><text:span text:style-name="T71">9</text:span><text:span text:style-name="T70">/2022 </text:span><text:span text:style-name="T71">sexta-feira</text:span></text:p>
      <text:p text:style-name="P67"/>
      <text:p text:style-name="P107">O que aprenderemos neste módulo?</text:p>
      <text:p text:style-name="P76"/>
      <text:list xml:id="list277616240" text:style-name="L1">
        <text:list-item>
          <text:p text:style-name="P127">O que é a <text:span text:style-name="T90">Web</text:span> e como ela funciona;</text:p>
        </text:list-item>
        <text:list-item>
          <text:p text:style-name="P127">O que é <text:span text:style-name="T90">Frontend, Backend e Full </text:span><text:span text:style-name="T93">St</text:span><text:span text:style-name="T90">ack</text:span>;</text:p>
        </text:list-item>
        <text:list-item>
          <text:p text:style-name="P127">O que é <text:span text:style-name="T90">HTML5 </text:span>e como utilizá-lo;</text:p>
        </text:list-item>
        <text:list-item>
          <text:p text:style-name="P127">O que é <text:span text:style-name="T90">CSS </text:span>e como utilizá-lo;</text:p>
        </text:list-item>
        <text:list-item>
          <text:p text:style-name="P127">O que é <text:span text:style-name="T90">Bulma </text:span><text:s/>e como utilizá-lo;</text:p>
        </text:list-item>
        <text:list-item>
          <text:p text:style-name="P127">Como <text:span text:style-name="T90">desenvolver um portfólio </text:span>de programador com Bulma do zero.</text:p>
        </text:list-item>
      </text:list>
      <text:p text:style-name="P76"/>
      <text:p text:style-name="P87">O que é a Web e como ela funciona?</text:p>
      <text:p text:style-name="P77"/>
      <text:p text:style-name="P78">Servidor Web</text:p>
      <text:p text:style-name="P76"/>
      <text:list xml:id="list3766378221" text:style-name="L2">
        <text:list-item>
          <text:p text:style-name="P128">É um Software que fica instalado em um computador na rede e serve para <text:span text:style-name="T90">receber as requisições </text:span>de um browser e responder com os arquivos correspondentes ao site solicitado (que em geral são páginas criadas com HTML, CSS e JavaScript e alguns recursos como imagens, áudios e vídeos).</text:p>
          <text:p text:style-name="P128"/>
          <text:p text:style-name="P128"><text:span text:style-name="T94">Os servidores web relacionados as requisições e respostas de um site utiliza um </text:span><text:span text:style-name="T91">protocolo </text:span><text:span text:style-name="T94">chamado </text:span><text:span text:style-name="T91">HTTP.</text:span></text:p>
        </text:list-item>
      </text:list>
      <text:p text:style-name="P8"/>
      <text:p text:style-name="P79">HTTP</text:p>
      <text:p text:style-name="P79"/>
      <text:list xml:id="list1247212999" text:style-name="L3">
        <text:list-item>
          <text:p text:style-name="P205"><text:span text:style-name="T6">P</text:span><text:span text:style-name="T7">rotocolo Http </text:span><text:span text:style-name="T33">(Hypertext Transfer Protocol)</text:span><text:span text:style-name="T7">, é uma espécie de idioma utilizado para que o cliente Web (que em geral é um browser) e o servidor web se entendam. </text:span></text:p>
          <text:p text:style-name="P129"/>
          <text:p text:style-name="P129">Cada um dos outros tipos de servidores web utiliza um protocolo diferente.</text:p>
        </text:list-item>
      </text:list>
      <text:p text:style-name="P24"/>
      <text:p text:style-name="P79">Outros Protocolos</text:p>
      <text:p text:style-name="P79"><text:soft-page-break/></text:p>
      <text:list xml:id="list3955357083" text:style-name="L4">
        <text:list-item>
          <text:p text:style-name="P173">SMTP – <text:span text:style-name="T80">Recebimento e envio de Emails;</text:span></text:p>
        </text:list-item>
        <text:list-item>
          <text:p text:style-name="P173">FTP – <text:span text:style-name="T80">Recebimento e download de arquivos.</text:span></text:p>
        </text:list-item>
      </text:list>
      <text:p text:style-name="P24"/>
      <text:p text:style-name="P24">Também existem servidores web para acesso a Banco de Dados, entre outros.</text:p>
      <text:p text:style-name="P24"/>
      <text:p text:style-name="P79">Servidores Web relacionados aos sites</text:p>
      <text:p text:style-name="P79"/>
      <text:list xml:id="list193478875" text:style-name="L5">
        <text:list-item>
          <text:p text:style-name="P174">Apache</text:p>
        </text:list-item>
        <text:list-item>
          <text:p text:style-name="P174">Nginx</text:p>
        </text:list-item>
      </text:list>
      <text:p text:style-name="P8"/>
      <text:p text:style-name="P24">São os softwares mais famosos que usam o HTTP para criar esses servidores. <text:span text:style-name="T95">Para solicitar o servidor web ou um conteúdo de um determinado site precisamos conhecer o seu </text:span><text:span text:style-name="T92">endereço IP.</text:span></text:p>
      <text:p text:style-name="P9"/>
      <text:p text:style-name="P80">Endereço IP</text:p>
      <text:p text:style-name="P80"/>
      <text:list xml:id="list285540656" text:style-name="L6">
        <text:list-item>
          <text:p text:style-name="P130">Um Endereço de Protocolo da Internet <text:span text:style-name="T90">(Internet Protocol Address </text:span>[IP address],<text:span text:style-name="T90"> </text:span>é um <text:span text:style-name="T90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30">Um endereço de <text:span text:style-name="T90">IP</text:span> serve a duas funções principais:</text:p>
          <text:list>
            <text:list-item>
              <text:p text:style-name="P219">identificação de interface de hospedeiro ou de rede e endereçamento de localização.</text:p>
            </text:list-item>
          </text:list>
        </text:list-item>
      </text:list>
      <text:p text:style-name="P124"/>
      <text:p text:style-name="P25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90">DNS.</text:span></text:p>
      <text:p text:style-name="P10"/>
      <text:p text:style-name="P80">DNS</text:p>
      <text:p text:style-name="P80"/>
      <text:list xml:id="list2208860903" text:style-name="L7">
        <text:list-item>
          <text:p text:style-name="P131">O Sistema de Nomes de Domínio (<text:span text:style-name="T90">D</text:span>omain <text:span text:style-name="T90">N</text:span>ame <text:span text:style-name="T90">S</text:span>ystem), é um sistema hierárquico e distribuído de gestão de nomes para computadores, serviços ou qualquer máquina conectada à internet ou a uma rede privada. Faz a <text:span text:style-name="T90">associação </text:span><text:soft-page-break/>entre várias informações atribuídas a nomes de domínios e cada entidade participante.</text:p>
        </text:list-item>
        <text:list-item>
          <text:p text:style-name="P131">A sua utilização mais convencional <text:span text:style-name="T90">associa nomes de domínios mais facilmente memorizáveis a endereços IP numéricos</text:span>, necessários à localização e identificação de serviços e dispositivos, processo esse denominado por: <text:span text:style-name="T90">resolução de nome.</text:span></text:p>
        </text:list-item>
      </text:list>
      <text:p text:style-name="P10"/>
      <text:p text:style-name="P62"><text:span text:style-name="T8">Ou seja, ele tem uma espécie de banco de dados que relaciona então </text:span><text:span text:style-name="T34">IPS </text:span><text:span text:style-name="T8">com</text:span><text:span text:style-name="T34"> Domínios </text:span><text:span text:style-name="T8">em geral todo computador ligado a rede já tem um IP do DNS configurado então quando ele precisa saber o IP ele envia o domínio que ele deseja saber, o IP pra esse DNS e ele responde devolvendo o IP desejado.</text:span></text:p>
      <text:p text:style-name="P27"/>
      <text:p text:style-name="P81">D<text:span text:style-name="T96">esenvolvendo o Site</text:span></text:p>
      <text:p text:style-name="P81"/>
      <text:list xml:id="list3186245570" text:style-name="L8">
        <text:list-item>
          <text:p text:style-name="P132">Após descobrir o IP correto do servidor na rede, o browser vai então solicitar a árvore de arquivos relacionadas aquele site digitando ao servidor Web.</text:p>
        </text:list-item>
        <text:list-item>
          <text:p text:style-name="P132">Site estático:</text:p>
          <text:list>
            <text:list-item>
              <text:p text:style-name="P220">devolverá os arquivos pré existentes.</text:p>
            </text:list-item>
          </text:list>
        </text:list-item>
        <text:list-item>
          <text:p text:style-name="P132">Site dinâmico:</text:p>
          <text:list>
            <text:list-item>
              <text:p text:style-name="P221">o servidor solicitará para um outro software (por exemplo, ao NodeJS) a geração dessas páginas dinâmicas.</text:p>
            </text:list-item>
          </text:list>
        </text:list-item>
      </text:list>
      <text:p text:style-name="P125"/>
      <text:p text:style-name="P88">Desenvolvedor Frontend, Backend e Full Stack</text:p>
      <text:p text:style-name="P88"/>
      <text:p text:style-name="P82">O que é desenvolvedor Frontend?</text:p>
      <text:p text:style-name="P82"/>
      <text:list xml:id="list678783931" text:style-name="L9">
        <text:list-item>
          <text:p text:style-name="P133"><text:span text:style-name="T96">O </text:span>desenvolvedor Frontend é o que <text:span text:style-name="T90">cria a interface </text:span>do site com o usuário, geralmente usando HTML, CSS e JavaScript;</text:p>
        </text:list-item>
      </text:list>
      <text:p text:style-name="P26"/>
      <text:p text:style-name="P82">O que é desenvolvedor Backend?</text:p>
      <text:p text:style-name="P82"/>
      <text:list xml:id="list955704522" text:style-name="L10">
        <text:list-item>
          <text:p text:style-name="P134">Em geral o desenvolvedor Backend é o responsável por <text:span text:style-name="T90">desenvolver a estrutura </text:span>do site que não é apresentada ao usuário, por exemplo a parte que acessa o <text:span text:style-name="T90">Banco de dados, </text:span>processa as <text:span text:style-name="T90">regras de negócio </text:span>e <text:span text:style-name="T90">interage </text:span>com outros serviços.</text:p>
        </text:list-item>
        <text:list-item>
          <text:p text:style-name="P134"><text:soft-page-break/>É comum no Backend utilizarmos linguagens de programação como <text:span text:style-name="T90">JavaScript, Ruby </text:span>e <text:span text:style-name="T90">Python</text:span>, e frameworks como <text:span text:style-name="T90">NodeJS, Ruby on Rails </text:span>e <text:span text:style-name="T90">Django.</text:span></text:p>
        </text:list-item>
      </text:list>
      <text:p text:style-name="P11"/>
      <text:p text:style-name="P82">O que é desenvolvedor FullStack?</text:p>
      <text:p text:style-name="P82"/>
      <text:list xml:id="list3858262656" text:style-name="L11">
        <text:list-item>
          <text:p text:style-name="P135">O desenvolvedor Fullstack é o que consegue desenvolver tanto <text:span text:style-name="T90">frontend </text:span>como o <text:span text:style-name="T90">backend, </text:span>portanto ele pode atuar no <text:span text:style-name="T90">ciclo completo de desenvolvimento </text:span>de um site.</text:p>
        </text:list-item>
      </text:list>
      <text:p text:style-name="P26"/>
      <text:p text:style-name="P59"/>
      <text:p text:style-name="P71"><text:span text:style-name="T62">1</text:span><text:span text:style-name="T63">9</text:span><text:span text:style-name="T62">/0</text:span><text:span text:style-name="T64">9</text:span><text:span text:style-name="T62">/2022 </text:span><text:span text:style-name="T63">segunda</text:span><text:span text:style-name="T64">-feira</text:span></text:p>
      <text:p text:style-name="P59"/>
      <text:p text:style-name="P108">Toda parte de HTML foi pulada!</text:p>
      <text:p text:style-name="P108"/>
      <text:p text:style-name="P28">Pelo fato de já dominar HTML e CSS apenas fiz os desafios!</text:p>
      <text:p text:style-name="P28"/>
      <text:p text:style-name="P29"><text:span text:style-name="T72">20</text:span><text:span text:style-name="T73">/0</text:span><text:span text:style-name="T71">9</text:span><text:span text:style-name="T73">/2022 </text:span><text:span text:style-name="T72">terça</text:span><text:span text:style-name="T71">-feira</text:span></text:p>
      <text:p text:style-name="P60"/>
      <text:p text:style-name="P110">Pesquisa sobre novas Tag’s</text:p>
      <text:p text:style-name="P109"/>
      <text:list xml:id="list3994848072" text:style-name="L12">
        <text:list-item>
          <text:p text:style-name="P175"><text:span text:style-name="T97">V</text:span>amos pesquisar a seguir por:</text:p>
          <text:p text:style-name="P175"><text:s/></text:p>
          <text:list>
            <text:list-item>
              <text:p text:style-name="P222">&lt;caption&gt;- <text:span text:style-name="T99">Define uma legenda da tabela;</text:span></text:p>
            </text:list-item>
            <text:list-item>
              <text:p text:style-name="P222">&lt;thead&gt; - <text:span text:style-name="T99">Agrupa o conteúdo do cabeçalho em uma tabela;</text:span></text:p>
            </text:list-item>
            <text:list-item>
              <text:p text:style-name="P222">&lt;tbody&gt; - <text:span text:style-name="T99">Agrupa o conteúdo do corpo em uma tabela;</text:span></text:p>
            </text:list-item>
            <text:list-item>
              <text:p text:style-name="P222">&lt;th&gt; - <text:span text:style-name="T99">Define uma célula de cabeçalho em uma tabela;</text:span></text:p>
            </text:list-item>
            <text:list-item>
              <text:p text:style-name="P222">&lt;tr&gt; - <text:span text:style-name="T99">Define uma linha em uma tabela;</text:span></text:p>
            </text:list-item>
            <text:list-item>
              <text:p text:style-name="P222">&lt;td&gt; - <text:span text:style-name="T99">Define uma célula em uma tabela, ou seja, uma coluna;</text:span></text:p>
            </text:list-item>
            <text:list-item>
              <text:p text:style-name="P222">&lt;tfoot&gt; -<text:span text:style-name="T98"> </text:span><text:span text:style-name="T99">Agrupa o conteúdo do rodapé em uma tabela.</text:span><text:span text:style-name="T98"> </text:span></text:p>
            </text:list-item>
          </text:list>
        </text:list-item>
      </text:list>
      <text:p text:style-name="P83"/>
      <text:p text:style-name="P72"><text:span text:style-name="T74">21</text:span><text:span text:style-name="T70">/0</text:span><text:span text:style-name="T71">9</text:span><text:span text:style-name="T70">/2022 </text:span><text:span text:style-name="T74">quarta</text:span><text:span text:style-name="T71">-feira</text:span></text:p>
      <text:p text:style-name="P68"/>
      <text:p text:style-name="P111">Conhecendo os Forms</text:p>
      <text:p text:style-name="P111"/>
      <text:list xml:id="list3094572677" text:style-name="L13">
        <text:list-item>
          <text:p text:style-name="P176"><text:soft-page-break/>O que são os forms no HTML?</text:p>
          <text:list>
            <text:list-item>
              <text:p text:style-name="P206"><text:span text:style-name="T9">São campos que recebem as entradas dos usuários, como um formulário mesmo, recebe dados como: </text:span><text:span text:style-name="T53">Nome, Email, Telefone, Texto, etc.</text:span></text:p>
            </text:list-item>
            <text:list-item>
              <text:p text:style-name="P136">Se os links são muito importantes na web para que naveguemos entre as páginas, o form também é essencial para que possamos submeter informações para um servidor.</text:p>
            </text:list-item>
            <text:list-item>
              <text:p text:style-name="P136">Dentro do form temos o atributo <text:span text:style-name="T90">action</text:span> onde colocaremos a <text:span text:style-name="T90">url </text:span>do servidor que desejamos enviar (submeter) informações.</text:p>
              <text:p text:style-name="P136"/>
            </text:list-item>
          </text:list>
        </text:list-item>
        <text:list-item>
          <text:p text:style-name="P177">Quem recebe as informações do Form?</text:p>
          <text:list>
            <text:list-item>
              <text:p text:style-name="P137">Basicamente quando estamos submetendo essas informações, o form manda isso para o Back-End, ou seja, para o servidor.</text:p>
            </text:list-item>
            <text:list-item>
              <text:p text:style-name="P137">Ele é um software que recebe as informações e faz as alterações no banco de dados.</text:p>
            </text:list-item>
          </text:list>
        </text:list-item>
      </text:list>
      <text:p text:style-name="P112">Criando um form para pesquisar no Google</text:p>
      <text:p text:style-name="P112"/>
      <text:p text:style-name="P30">Aula prática em vídeo, onde o Leonardo está criando um form na prática para que conheçamos como funciona.</text:p>
      <text:list xml:id="list96225743" text:style-name="L14">
        <text:list-item>
          <text:p text:style-name="P138">Nessa aula o professor cria uma barra de pesquisa que ao pesquisar cai direto na página do Google.</text:p>
        </text:list-item>
        <text:list-item>
          <text:p text:style-name="P139">Usaremos no form o método <text:span text:style-name="T90">GET</text:span> que basicamente é quando queremos pegar algo do servidor.</text:p>
        </text:list-item>
      </text:list>
      <text:p text:style-name="P31"/>
      <text:p text:style-name="P113">Validação de forms</text:p>
      <text:p text:style-name="P113"/>
      <text:list xml:id="list1352459686" text:style-name="L15">
        <text:list-item>
          <text:p text:style-name="P140"><text:span text:style-name="T100">F</text:span>alaremos sobre validação de forms no HTML5 e como garantir que as informações serão digitadas corretamente.</text:p>
          <text:p text:style-name="P140"/>
        </text:list-item>
        <text:list-item>
          <text:p text:style-name="P178">O que são validações?</text:p>
          <text:list>
            <text:list-item>
              <text:p text:style-name="P140">Uma maneira de garantir que os dados inseridos estão seguindo a norma para aquele campo.</text:p>
            </text:list-item>
            <text:list-item>
              <text:p text:style-name="P140">Usaremos o form do exercício passado para criar as validações.</text:p>
            </text:list-item>
            <text:list-item>
              <text:p text:style-name="P141">No input da pesquisa passaremos o atributo <text:span text:style-name="T90">required </text:span>para garantir que o usuário digitou algo no campo de busca, mas temos outras formas também de validação, como os atributos <text:span text:style-name="T90">min </text:span>e <text:span text:style-name="T90">max</text:span> que passamos o valor mínimo <text:soft-page-break/>e/ou máximo de caracteres digitados, comumente usamos para input de tipo <text:span text:style-name="T90">number.</text:span></text:p>
            </text:list-item>
            <text:list-item>
              <text:p text:style-name="P141">Veja na documentação do HTML para se aprofundar mais.</text:p>
            </text:list-item>
          </text:list>
        </text:list-item>
      </text:list>
      <text:p text:style-name="P114"/>
      <text:p text:style-name="P115">Aprofundando nos Inputs</text:p>
      <text:p text:style-name="P115"/>
      <text:p text:style-name="P32">Aula informativa, apenas explicação na prática dos inputs.</text:p>
      <text:p text:style-name="P32"/>
      <text:p text:style-name="P73"><text:span text:style-name="T75">22</text:span><text:span text:style-name="T70">/0</text:span><text:span text:style-name="T71">9</text:span><text:span text:style-name="T70">/2022 </text:span><text:span text:style-name="T75">quinta</text:span><text:span text:style-name="T71">-feira</text:span></text:p>
      <text:p text:style-name="P69"/>
      <text:p text:style-name="P116">Novidades do HTML5</text:p>
      <text:p text:style-name="P116"/>
      <text:list xml:id="list954105323" text:style-name="L16">
        <text:list-item>
          <text:p text:style-name="P179">O que é o HTML5?</text:p>
          <text:list>
            <text:list-item>
              <text:p text:style-name="P142">O <text:span text:style-name="T90">HTML5 </text:span>é a ultima versão lançada do HTML;</text:p>
              <text:p text:style-name="P202"/>
            </text:list-item>
          </text:list>
        </text:list-item>
        <text:list-item>
          <text:p text:style-name="P179">Algumas diferenças entre HTML e o HTML5:</text:p>
          <text:list>
            <text:list-item>
              <text:p text:style-name="P142">Semântica melhor para as tag’s;</text:p>
            </text:list-item>
            <text:list-item>
              <text:p text:style-name="P142">Tag’s para incluir áudio e vídeo;</text:p>
            </text:list-item>
            <text:list-item>
              <text:p text:style-name="P142">Tag’s melhores para separar as partes do site (header, section, aside footer);</text:p>
            </text:list-item>
            <text:list-item>
              <text:p text:style-name="P142">Melhor tratamento para gráficos;</text:p>
            </text:list-item>
            <text:list-item>
              <text:p text:style-name="P142">Novos tipos de input.</text:p>
            </text:list-item>
          </text:list>
        </text:list-item>
      </text:list>
      <text:p text:style-name="P33"/>
      <text:list xml:id="list183201694334785" text:continue-numbering="true" text:style-name="L16">
        <text:list-item>
          <text:p text:style-name="P179">Novas Tag’s do HTML5:</text:p>
          <text:list>
            <text:list-item>
              <text:p text:style-name="P142">Temos as tag’s de vídeo, exemplo:</text:p>
            </text:list-item>
          </text:list>
        </text:list-item>
      </text:list>
      <text:p text:style-name="P33"><draw:frame draw:style-name="fr1" draw:name="Figura1" text:anchor-type="char" svg:x="3.046cm" svg:y="0.243cm" svg:width="10.91cm" svg:height="3.246cm" draw:z-index="20"><draw:image xlink:href="Pictures/10000201000002CC000000D5F922EC86BFD4E8BB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83201244698802" text:continue-numbering="true" text:style-name="L16">
        <text:list-item>
          <text:list>
            <text:list-item>
              <text:p text:style-name="P142">Temos a tag de áudio para permitirmos a inclusão de áudio em nosso código, exemplo:</text:p>
            </text:list-item>
          </text:list>
        </text:list-item>
      </text:list>
      <text:p text:style-name="P33"><draw:frame draw:style-name="fr1" draw:name="Figura2" text:anchor-type="char" svg:x="2.896cm" svg:y="0.243cm" svg:width="11.208cm" svg:height="3.06cm" draw:z-index="21"><draw:image xlink:href="Pictures/100002010000031E000000DA41E7BEC192C630C0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list xml:id="list183201738382679" text:continue-numbering="true" text:style-name="L16">
        <text:list-item>
          <text:list>
            <text:list-item>
              <text:p text:style-name="P207"><text:span text:style-name="T10">Também temos tipos novos de input, como o de </text:span><text:span text:style-name="T35">url</text:span><text:span text:style-name="T10"> por exemplo, que basicamente o usuário coloca a url no campo e se ela não estiver no formato correto ele não permitirá o submit.</text:span></text:p>
            </text:list-item>
            <text:list-item>
              <text:p text:style-name="P228"><text:span text:style-name="T5">Temos o input, </text:span><text:span text:style-name="T32">range </text:span><text:span text:style-name="T5">que conseguimos limitar em mínimo e máximo de caracteres por exemplo, ele cria um botão de puxar pra esquerda e para a direita.</text:span></text:p>
            </text:list-item>
            <text:list-item>
              <text:p text:style-name="P228"><text:span text:style-name="T5">Também existe agora o input </text:span><text:span text:style-name="T32">time </text:span><text:span text:style-name="T5">para que o usuário possa escolher um tempo, além da data convencional.</text:span></text:p>
            </text:list-item>
            <text:list-item>
              <text:p text:style-name="P228"><text:span text:style-name="T5">E também temos de novidade o input </text:span><text:span text:style-name="T32">search</text:span><text:span text:style-name="T5"> que basicamente tem um </text:span><text:span text:style-name="T52">datalist</text:span><text:span text:style-name="T5"> que podemos pré selecionar para o usuário, exemplo do código abaixo:</text:span></text:p>
            </text:list-item>
          </text:list>
        </text:list-item>
      </text:list>
      <text:p text:style-name="P33"><draw:frame draw:style-name="fr1" draw:name="Figura3" text:anchor-type="char" svg:x="2.785cm" svg:y="0.014cm" svg:width="11.426cm" svg:height="3.191cm" draw:z-index="22"><draw:image xlink:href="Pictures/1000020100000314000000DCA328EA4B7E63C19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6"><text:span text:style-name="T101">Elementos semânticos no </text:span><text:span text:style-name="T102">HTML5</text:span></text:p>
      <text:p text:style-name="P117"/>
      <text:list xml:id="list4142331273" text:style-name="L17">
        <text:list-item>
          <text:p text:style-name="P229"><text:span text:style-name="T50">O </text:span><text:span text:style-name="T49">que é semântica:</text:span></text:p>
          <text:list>
            <text:list-item>
              <text:p text:style-name="P143">É o estudo do significado das palavras e frases em um idioma.</text:p>
            </text:list-item>
          </text:list>
        </text:list-item>
      </text:list>
      <text:p text:style-name="P34"/>
      <text:list xml:id="list183201236565360" text:continue-numbering="true" text:style-name="L17">
        <text:list-item>
          <text:p text:style-name="P180">O que são elementos semânticos:</text:p>
          <text:list>
            <text:list-item>
              <text:p text:style-name="P143">Elementos semânticos são basicamente elementos com um significado.</text:p>
            </text:list-item>
          </text:list>
        </text:list-item>
      </text:list>
      <text:p text:style-name="P34"/>
      <text:list xml:id="list183202906670070" text:continue-numbering="true" text:style-name="L17">
        <text:list-item>
          <text:p text:style-name="P180">Vamos ver estes elementos:</text:p>
          <text:list>
            <text:list-item>
              <text:p text:style-name="P231"><text:soft-page-break/><text:span text:style-name="T49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23"><draw:image xlink:href="Pictures/100002010000027500000156A6B26C1CC17D65D0.png" xlink:type="simple" xlink:show="embed" xlink:actuate="onLoad" loext:mime-type="image/png"/></draw:frame><text:span text:style-name="T49">completa:</text:span></text:p>
            </text:list-item>
          </text:list>
        </text:list-item>
      </text:list>
      <text:p text:style-name="P6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35"/>
      <text:p text:style-name="P118">Criando um site completo com HTML5</text:p>
      <text:p text:style-name="P118"/>
      <text:list xml:id="list66984123" text:style-name="L18">
        <text:list-item>
          <text:p text:style-name="P233"><text:span text:style-name="T66">E</text:span><text:span text:style-name="T65">xercício prático!</text:span>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74"><text:span text:style-name="T76">28</text:span><text:span text:style-name="T70">/0</text:span><text:span text:style-name="T71">9</text:span><text:span text:style-name="T70">/2022 </text:span><text:span text:style-name="T76">quarta</text:span><text:span text:style-name="T71">-feira</text:span></text:p>
      <text:p text:style-name="P17"/>
      <text:p text:style-name="P17"/>
      <text:p text:style-name="P90"/>
      <text:p text:style-name="P90"/>
      <text:p text:style-name="P90"><text:soft-page-break/><text:span text:style-name="T111">Módulo </text:span>CSS</text:p>
      <text:p text:style-name="P123"/>
      <text:list xml:id="list724421245" text:style-name="L19">
        <text:list-item>
          <text:p text:style-name="P181">Objetivos deste módulo:</text:p>
          <text:list>
            <text:list-item>
              <text:p text:style-name="P144">Entender <text:span text:style-name="T90">o que é CSS </text:span>e porque ele é importante;</text:p>
            </text:list-item>
            <text:list-item>
              <text:p text:style-name="P144">Aprender a usar <text:span text:style-name="T90">cores </text:span>e incluir <text:span text:style-name="T90">backgrounds;</text:span></text:p>
            </text:list-item>
            <text:list-item>
              <text:p text:style-name="P144">Dominar o uso dos <text:span text:style-name="T90">seletores;</text:span></text:p>
            </text:list-item>
            <text:list-item>
              <text:p text:style-name="P144">Aprender o básico sobre <text:span text:style-name="T90">Especificidade </text:span>e <text:span text:style-name="T90">Herança no CSS;</text:span></text:p>
            </text:list-item>
            <text:list-item>
              <text:p text:style-name="P144">Aprender como <text:span text:style-name="T90">incluir fontes;</text:span></text:p>
            </text:list-item>
            <text:list-item>
              <text:p text:style-name="P144">Dominar o <text:span text:style-name="T90">posicionamento dos elementos.</text:span></text:p>
            </text:list-item>
          </text:list>
        </text:list-item>
      </text:list>
      <text:p text:style-name="P19"/>
      <text:p text:style-name="P90">Básico do CSS</text:p>
      <text:p text:style-name="P123"/>
      <text:list xml:id="list155752919" text:style-name="L20">
        <text:list-item>
          <text:p text:style-name="P182">O que é?</text:p>
          <text:list>
            <text:list-item>
              <text:p text:style-name="P230"><text:span text:style-name="T49">Cascade Style Sheets </text:span><text:span text:style-name="T5">(Folha de estilo em cascatas);</text:span></text:p>
            </text:list-item>
            <text:list-item>
              <text:p text:style-name="P230"><text:span text:style-name="T5">Linguagem que </text:span><text:span text:style-name="T49">define o estilo </text:span><text:span text:style-name="T5">de um documento HTML;</text:span></text:p>
            </text:list-item>
            <text:list-item>
              <text:p text:style-name="P230"><text:span text:style-name="T49">Não deve </text:span><text:span text:style-name="T5">ser definida dentro de um documento HTML.</text:span></text:p>
            </text:list-item>
          </text:list>
        </text:list-item>
      </text:list>
      <text:p text:style-name="P43"/>
      <text:p text:style-name="P19">//EXEMPLO PRÁTICO DO USO DE CSS EM VÍDEO</text:p>
      <text:p text:style-name="P19"/>
      <text:list xml:id="list3974138108" text:style-name="L21">
        <text:list-item>
          <text:p text:style-name="P183"><draw:frame draw:style-name="fr1" draw:name="Figura5" text:anchor-type="char" svg:x="1.231cm" svg:y="1.122cm" svg:width="14.434cm" svg:height="2.847cm" draw:z-index="24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83202238537476" text:continue-numbering="true" text:style-name="L21">
        <text:list-item>
          <text:list>
            <text:list-item>
              <text:p text:style-name="P145">O seletor aponta para o elemento HTML a ser estilizado;</text:p>
            </text:list-item>
            <text:list-item>
              <text:p text:style-name="P145">O bloco de declaração (entre chaves) contém uma ou mais declarações;</text:p>
            </text:list-item>
            <text:list-item>
              <text:p text:style-name="P145">Cada declaração é composta por duas informações separadas por dois pontos:</text:p>
              <text:list>
                <text:list-item>
                  <text:p text:style-name="P223">Propriedade </text:p>
                </text:list-item>
                <text:list-item>
                  <text:p text:style-name="P223">Valor</text:p>
                </text:list-item>
              </text:list>
            </text:list-item>
          </text:list>
        </text:list-item>
      </text:list>
      <text:p text:style-name="P89">Primeiro CSS</text:p>
      <text:p text:style-name="P89"/>
      <text:p text:style-name="P20">//Aula informativa em vídeo, revisão de quais opções temos para utilizar o CSS.</text:p>
      <text:p text:style-name="P20"><text:soft-page-break/></text:p>
      <text:p text:style-name="P122"><text:span text:style-name="T65">//</text:span><text:span text:style-name="T67">Programação temos que otimizar o uso das coisas e não ficar repetindo código por isso a melhor forma é utilizar sempre documento interligado com o HTML.</text:span></text:p>
      <text:p text:style-name="P13"/>
      <text:p text:style-name="P92">Cores no CSS</text:p>
      <text:p text:style-name="P92"/>
      <text:list xml:id="list1841817709" text:style-name="L22">
        <text:list-item>
          <text:p text:style-name="P146">Os browser modernos suportam 140 nomes de cores diferentes;</text:p>
        </text:list-item>
        <text:list-item>
          <text:p text:style-name="P184">Cores podem ser especificadas pelas seguintes formas:</text:p>
        </text:list-item>
      </text:list>
      <text:p text:style-name="P12"/>
      <text:list xml:id="list183202286686167" text:continue-numbering="true" text:style-name="L22">
        <text:list-item>
          <text:list>
            <text:list-item>
              <text:p text:style-name="P146">Nome;</text:p>
            </text:list-item>
            <text:list-item>
              <text:p text:style-name="P146">Valores RGB;</text:p>
            </text:list-item>
            <text:list-item>
              <text:p text:style-name="P146">Valores Hexadecimais;</text:p>
            </text:list-item>
            <text:list-item>
              <text:p text:style-name="P146">Valores HSL (CSS3);</text:p>
            </text:list-item>
            <text:list-item>
              <text:p text:style-name="P146">Valores HWB (CSS4).</text:p>
            </text:list-item>
          </text:list>
        </text:list-item>
      </text:list>
      <text:p text:style-name="P14"/>
      <text:list xml:id="list183202706040510" text:continue-numbering="true" text:style-name="L22">
        <text:list-item>
          <text:p text:style-name="P185">Definir as cores por nome, não é uma boa opção;</text:p>
        </text:list-item>
        <text:list-item>
          <text:p text:style-name="P185">Forma muito utilizada: Hexadecimal</text:p>
          <text:p text:style-name="P185"/>
          <text:list>
            <text:list-item>
              <text:p text:style-name="P147">Hexadecimal é um sistema numérico que consiste em 16 símbolos diferen<draw:frame draw:style-name="fr1" draw:name="Figura6" text:anchor-type="char" svg:x="0cm" svg:y="1.926cm" svg:width="17cm" svg:height="2.688cm" draw:z-index="25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47">Veja o valor de cada símbolo hexadecimal no sistema binário e decimal:</text:p>
            </text:list-item>
          </text:list>
        </text:list-item>
      </text:list>
      <text:p text:style-name="P36"/>
      <text:p text:style-name="P36"><draw:frame draw:style-name="fr2" draw:name="Figura7" text:anchor-type="char" svg:width="15.928cm" svg:height="7.62cm" draw:z-index="26"><draw:image xlink:href="Pictures/100002010000025A0000012061B00CC45A078D2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list xml:id="list183202767239013" text:continue-numbering="true" text:style-name="L22">
        <text:list-item>
          <text:p text:style-name="P147">Na imagem acima ficará bem mais claro o entendimento, por exemplo de uma cor escrita em hexadecimal:</text:p>
          <text:list>
            <text:list-item>
              <text:p text:style-name="P185">#FF0000 → Vermelho</text:p>
            </text:list-item>
          </text:list>
        </text:list-item>
      </text:list>
      <text:p text:style-name="P14"/>
      <text:p text:style-name="P93">Background e Borders</text:p>
      <text:p text:style-name="P93"/>
      <text:list xml:id="list2696803749" text:style-name="L23">
        <text:list-item>
          <text:p text:style-name="P186">Background</text:p>
          <text:p text:style-name="P186"/>
          <text:list>
            <text:list-item>
              <text:p text:style-name="P148">Background é uma <text:span text:style-name="T90">propriedade CSS </text:span>utilizada para definir efeitos de background de um elemento (o que vai ser exibido ao fundo do elemento).</text:p>
              <text:p text:style-name="P186"/>
            </text:list-item>
          </text:list>
        </text:list-item>
        <text:list-item>
          <text:p text:style-name="P186">Background-color <text:span text:style-name="T80">é uma propriedade utilizada para definir a </text:span>cor de fundo<text:span text:style-name="T80"> de um elemento.</text:span></text:p>
        </text:list-item>
      </text:list>
      <text:p text:style-name="P36"/>
      <text:p text:style-name="P56">//Background-color na prática, parte em vídeo (Revisão)</text:p>
      <text:p text:style-name="P56"/>
      <text:list xml:id="list2322152383" text:style-name="L24">
        <text:list-item>
          <text:p text:style-name="P187">Background-image <text:span text:style-name="T80">é uma propriedade que especifica uma </text:span>imagem como fundo <text:span text:style-name="T80">de um elemento.</text:span></text:p>
        </text:list-item>
      </text:list>
      <text:p text:style-name="P45"/>
      <text:list xml:id="list183202598120257" text:continue-numbering="true" text:style-name="L24">
        <text:list-item>
          <text:p text:style-name="P187">Borders</text:p>
          <text:p text:style-name="P187"/>
          <text:list>
            <text:list-item>
              <text:p text:style-name="P208"><text:span text:style-name="T11">Border é uma propriedade do CSS utilizada para definir o estilo, largura e cor da </text:span><text:span text:style-name="T36">borda</text:span><text:span text:style-name="T11"> de um elemento.</text:span></text:p>
            </text:list-item>
          </text:list>
        </text:list-item>
      </text:list>
      <text:p text:style-name="P45"/>
      <text:p text:style-name="P94">Seletores</text:p>
      <text:p text:style-name="P46"/>
      <text:p text:style-name="P63"><text:span text:style-name="T57">//</text:span><text:span text:style-name="T58">Seletores </text:span><text:span text:style-name="T57">na prática, parte em vídeo (Revisão)</text:span></text:p>
      <text:p text:style-name="P57"/>
      <text:p text:style-name="P95"/>
      <text:p text:style-name="P95"/>
      <text:p text:style-name="P95"><text:soft-page-break/>Inspetor do Chrome</text:p>
      <text:p text:style-name="P95"/>
      <text:p text:style-name="P63"><text:span text:style-name="T57">//</text:span><text:span text:style-name="T58">Inspetor do chrome </text:span><text:span text:style-name="T57">na prática, parte em vídeo </text:span><text:span text:style-name="T59">para aprender mexer no inspetor </text:span><text:span text:style-name="T57">(Revisão)</text:span></text:p>
      <text:p text:style-name="P57"/>
      <text:p text:style-name="P96">Seletores mais avançados</text:p>
      <text:p text:style-name="P47"/>
      <text:list xml:id="list183202570317404" text:continue-numbering="true" text:style-name="L24">
        <text:list-item>
          <text:p text:style-name="P149">Primeiro seletor que vamos citar é o *</text:p>
          <text:list>
            <text:list-item>
              <text:p text:style-name="P149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49">Segundo um mais utilizado, que é o seletor de descendência.</text:p>
          <text:list>
            <text:list-item>
              <text:p text:style-name="P149">Imagine que queremos aplicar um estilo a todas as âncoras que estejam dentro de um <text:span text:style-name="T90">li </text:span>usaremos desta forma:</text:p>
            </text:list-item>
          </text:list>
        </text:list-item>
      </text:list>
      <text:p text:style-name="P37"/>
      <text:p text:style-name="P15">li a{</text:p>
      <text:p text:style-name="P15"/>
      <text:p text:style-name="P15">}</text:p>
      <text:p text:style-name="P15"/>
      <text:list xml:id="list3191443007" text:style-name="L25">
        <text:list-item>
          <text:p text:style-name="P150">No terceiro, falaremos do seletor filho (child) que é bem parecido ao de descendência, a diferença na sintax é simplesmente o símbolo de maior <text:span text:style-name="T90">(&gt;)</text:span>, ficando assim:</text:p>
        </text:list-item>
      </text:list>
      <text:p text:style-name="P15">li &gt; a{</text:p>
      <text:p text:style-name="P15"/>
      <text:p text:style-name="P15">}</text:p>
      <text:p text:style-name="P15"/>
      <text:list xml:id="list610806400" text:style-name="L26">
        <text:list-item>
          <text:p text:style-name="P209"><text:span text:style-name="T12">Nele nós dizemos o seguinte para o CSS, </text:span><text:span text:style-name="T54">Que todo a filho de li receberá tais estilos.</text:span></text:p>
        </text:list-item>
      </text:list>
      <text:p text:style-name="P37"/>
      <text:list xml:id="list183201974471169" text:continue-numbering="true" text:style-name="L26">
        <text:list-item>
          <text:p text:style-name="P235"><text:span text:style-name="T5">O quarto é o seletor adjacente que seria que todo elemento que viesse </text:span><text:span text:style-name="T13">imediatamente</text:span><text:span text:style-name="T5"> após outro elemento queremos aplicar tais estilos, por exemplo:</text:span></text:p>
        </text:list-item>
      </text:list>
      <text:p text:style-name="P37"/>
      <text:p text:style-name="P15">h1 + h4{</text:p>
      <text:p text:style-name="P15"/>
      <text:p text:style-name="P38">}</text:p>
      <text:list xml:id="list1610575398" text:style-name="L27">
        <text:list-item>
          <text:p text:style-name="P210"><text:span text:style-name="T12">Passamos para o CSS que todo h4 que vier </text:span><text:span text:style-name="T13">imediatamente</text:span><text:span text:style-name="T12"> após um h1 receberá os estilos dentro das chaves.</text:span></text:p>
        </text:list-item>
      </text:list>
      <text:p text:style-name="P37"><text:soft-page-break/></text:p>
      <text:list xml:id="list183202102387211" text:continue-numbering="true" text:style-name="L27">
        <text:list-item>
          <text:p text:style-name="P236"><text:span text:style-name="T12">P</text:span><text:span text:style-name="T5">or último temos o seletor de atributo, como por exemplo nas âncoras, temos o atributo </text:span><text:span text:style-name="T56">href</text:span><text:span text:style-name="T5">, através dele podemos encontrar o elemento âncora, dessa forma:</text:span></text:p>
        </text:list-item>
      </text:list>
      <text:p text:style-name="P40"/>
      <text:p text:style-name="P16"><text:span text:style-name="T108">a[href=‘/recibo’]</text:span>{</text:p>
      <text:p text:style-name="P16"/>
      <text:p text:style-name="P39">}</text:p>
      <text:list xml:id="list3107132414" text:style-name="L28">
        <text:list-item>
          <text:p text:style-name="P151">Ou seja, ele buscará dentre todas as âncoras apenas a que tiver o atributo igual a <text:span text:style-name="T90">recibo.</text:span></text:p>
        </text:list-item>
      </text:list>
      <text:p text:style-name="P40"/>
      <text:p text:style-name="P40"/>
      <text:p text:style-name="P40"/>
      <text:p text:style-name="P40"/>
      <text:list xml:id="list183201239622648" text:continue-numbering="true" text:style-name="L28">
        <text:list-item>
          <text:p text:style-name="P151">Existem também as pseudoclasses abordaremos uma em especial que é muito interessante para que possamos selecionar os elementos de uma forma um pouco mais específicas, que é o<text:span text:style-name="T106"> :</text:span><text:span text:style-name="T90">nth-of-type</text:span><text:span text:style-name="T104">, </text:span>veja o exemplo:</text:p>
        </text:list-item>
      </text:list>
      <text:p text:style-name="P40"/>
      <text:p text:style-name="P7"><text:span text:style-name="T37">li:nth-of-type(2)</text:span><text:span text:style-name="T38">{</text:span></text:p>
      <text:p text:style-name="P16"/>
      <text:p text:style-name="P16">}</text:p>
      <text:p text:style-name="P39"/>
      <text:list xml:id="list183201202514198" text:continue-numbering="true" text:style-name="L28">
        <text:list-item>
          <text:p text:style-name="P151">imagine que queremos colocar um destaque apenas na segunda li da nossa lista. Desta forma conseguimos escolher exatamente uma parte específica dela.</text:p>
        </text:list-item>
        <text:list-item>
          <text:p text:style-name="P151">Se passarmos o valor dentro dos parênteses como (odd) ele selecionará todos os elementos ímpar da nossa lista.</text:p>
        </text:list-item>
      </text:list>
      <text:p text:style-name="P40"/>
      <text:p text:style-name="P40">A recomendação é utilizar sempre classes e ids, porém as vezes em específico temos que apelar para pseudoclasses.</text:p>
      <text:p text:style-name="P40"/>
      <text:p text:style-name="P97">Especificidade</text:p>
      <text:p text:style-name="P97"/>
      <text:list xml:id="list2287859627" text:style-name="L29">
        <text:list-item>
          <text:p text:style-name="P152">A especificidade determina quais regras CSS serão aplicadas, ou seja, o que ele acredita que seja mais relevante para ele escolher. </text:p>
        </text:list-item>
        <text:list-item>
          <text:p text:style-name="P152">Existe um cálculo para analisar qual seletor é mais importante:</text:p>
          <text:list>
            <text:list-item>
              <text:p text:style-name="P152">O navegador pontua o seletor de acordo com sua estrutura;</text:p>
            </text:list-item>
            <text:list-item>
              <text:p text:style-name="P152">Cada elemento, classe, id, vale pontos para esse cálculo;</text:p>
            </text:list-item>
            <text:list-item>
              <text:p text:style-name="P188"><text:soft-page-break/>Pontuação</text:p>
              <text:list>
                <text:list-item>
                  <text:p text:style-name="P152">Composta por 4 números (0, 0, 0, 0);</text:p>
                </text:list-item>
                <text:list-item>
                  <text:p text:style-name="P152">Quanto mais à esquerda, maior a relevância da pontuação;</text:p>
                </text:list-item>
                <text:list-item>
                  <text:p text:style-name="P152">Vamos chamar esses números de (a, b, c, d);</text:p>
                </text:list-item>
                <text:list-item>
                  <text:p text:style-name="P203">Regra da pontuação (sobrescrevendo a herança):</text:p>
                  <text:list>
                    <text:list-item>
                      <text:p text:style-name="P152">Cada elemento / pseudo elemento → d = +1. <text:span text:style-name="T3">(0, 0, 0, 1)</text:span></text:p>
                    </text:list-item>
                    <text:list-item>
                      <text:p text:style-name="P153">Cada classe / pseudo classe / atributo → c = +1. <text:span text:style-name="T4">(0, 0, </text:span><text:span text:style-name="T3">1</text:span><text:span text:style-name="T4">, </text:span><text:span text:style-name="T3">0</text:span><text:span text:style-name="T4">)</text:span></text:p>
                    </text:list-item>
                    <text:list-item>
                      <text:p text:style-name="P153">Cada ID → b = +1. <text:span text:style-name="T4">(0, </text:span><text:span text:style-name="T3">1</text:span><text:span text:style-name="T4">, 0, </text:span><text:span text:style-name="T3">0</text:span><text:span text:style-name="T4">)</text:span></text:p>
                    </text:list-item>
                    <text:list-item>
                      <text:p text:style-name="P153">Estilo inline → a = +1. <text:span text:style-name="T4">(</text:span><text:span text:style-name="T3">1</text:span><text:span text:style-name="T4">, 0, 0, </text:span><text:span text:style-name="T3">0</text:span><text:span text:style-name="T4">)</text:span></text:p>
                    </text:list-item>
                  </text:list>
                </text:list-item>
                <text:list-item>
                  <text:p text:style-name="P189">Exemplo de pontuação:</text:p>
                  <text:list>
                    <text:list-item>
                      <text:p text:style-name="P153">div#container ul li → <text:span text:style-name="T4">(0, </text:span><text:span text:style-name="T3">1</text:span><text:span text:style-name="T4">, 0, </text:span><text:span text:style-name="T3">3</text:span><text:span text:style-name="T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109">Q</text:span>uando há empate na pontuação, será considerado o último seletor a ser declarado.</text:p>
      <text:p text:style-name="P86"/>
      <text:p text:style-name="P98">Herança</text:p>
      <text:p text:style-name="P98"/>
      <text:list xml:id="list2884233628" text:style-name="L30">
        <text:list-item>
          <text:p text:style-name="P190">Herança <text:span text:style-name="T80">basicamente é os filhos herdando o estilo dos pais. </text:span><text:span text:style-name="T104">//Exemplo em vídeo. (Revisão)</text:span></text:p>
        </text:list-item>
      </text:list>
      <text:p text:style-name="P58"/>
      <text:p text:style-name="P99">Recriando um site com CSS #1</text:p>
      <text:p text:style-name="P99"/>
      <text:p text:style-name="P21"><text:span text:style-name="T80">//</text:span><text:span text:style-name="T81">Exercício de CSS-001</text:span></text:p>
      <text:p text:style-name="P48"/>
      <text:p text:style-name="P101">Textos e Fontes</text:p>
      <text:p text:style-name="P101"/>
      <text:p text:style-name="P64"><text:span text:style-name="T14">//</text:span><text:span text:style-name="T15">Aula informativa – Revisão</text:span></text:p>
      <text:p text:style-name="P49"/>
      <text:p text:style-name="P101">Usando o Google Fonts</text:p>
      <text:p text:style-name="P101"/>
      <text:p text:style-name="P103"><text:span text:style-name="T69">//</text:span><text:span text:style-name="T68">Aula informativa – Revisão</text:span></text:p>
      <text:p text:style-name="P49"/>
      <text:p text:style-name="P105">Box Model</text:p>
      <text:p text:style-name="P102"><text:soft-page-break/></text:p>
      <text:p text:style-name="P104"><text:span text:style-name="T69">//</text:span><text:span text:style-name="T68">Aula informativa – Revisão</text:span></text:p>
      <text:p text:style-name="P50"/>
      <text:p text:style-name="P100">Recriando um site com CSS #<text:span text:style-name="T110">2</text:span></text:p>
      <text:p text:style-name="P100"/>
      <text:p text:style-name="P22"><text:span text:style-name="T80">//</text:span><text:span text:style-name="T81">Exercício de CSS-00</text:span><text:span text:style-name="T82">2</text:span></text:p>
      <text:p text:style-name="P75"><text:span text:style-name="T77">04</text:span><text:span text:style-name="T70">/</text:span><text:span text:style-name="T77">10</text:span><text:span text:style-name="T70">/2022 </text:span><text:span text:style-name="T77">terça</text:span><text:span text:style-name="T71">-feira</text:span></text:p>
      <text:p text:style-name="P18"/>
      <text:p text:style-name="P18"/>
      <text:p text:style-name="P91"><text:span text:style-name="T111">Módulo </text:span>CSS <text:span text:style-name="T111">Moderno</text:span></text:p>
      <text:p text:style-name="P91"/>
      <text:list xml:id="list908167459" text:style-name="L31">
        <text:list-item>
          <text:p text:style-name="P191">Aula de introdução</text:p>
          <text:list>
            <text:list-item>
              <text:p text:style-name="P154">Aula em vídeo, apresentação do conteúdo.</text:p>
            </text:list-item>
          </text:list>
        </text:list-item>
      </text:list>
      <text:p text:style-name="P51"/>
      <text:p text:style-name="P106">Visão geral sobre responsividade</text:p>
      <text:p text:style-name="P106"/>
      <text:list xml:id="list183202783800965" text:continue-numbering="true" text:style-name="L31">
        <text:list-item>
          <text:p text:style-name="P211"><text:span text:style-name="T16">Aula em vídeo, </text:span><text:span text:style-name="T17">revisando o conteúdo</text:span><text:span text:style-name="T16">.</text:span></text:p>
        </text:list-item>
      </text:list>
      <text:p text:style-name="P51"/>
      <text:p text:style-name="P106">Entendendo Media Query</text:p>
      <text:p text:style-name="P106"/>
      <text:list xml:id="list183201665833388" text:continue-numbering="true" text:style-name="L31">
        <text:list-item>
          <text:p text:style-name="P155">Aula em vídeo, apresentação do conteúdo.</text:p>
        </text:list-item>
        <text:list-item>
          <text:p text:style-name="P156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24">Dica important!</text:p>
          <text:list>
            <text:list-item>
              <text:p text:style-name="P226">Quando usamos o atalho <text:span text:style-name="T104">Lorem </text:span>no VS-Code ele já cria automaticamente para nós um bloco de texto, porém de digitarmos o lorem junto de um número por exemplo <text:span text:style-name="T104">lorem35 </text:span>ele cria para nós um bloco com determinado tamanho!</text:p>
            </text:list-item>
            <text:list-item>
              <text:p text:style-name="P159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59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25">Relembre!</text:p>
          <text:list>
            <text:list-item>
              <text:p text:style-name="P227">A sintaxe utilizada para abrir o media query é:</text:p>
            </text:list-item>
          </text:list>
        </text:list-item>
      </text:list>
      <text:p text:style-name="P84"/>
      <text:p text:style-name="P84">@media (max-width: 795px){</text:p>
      <text:p text:style-name="P85">}</text:p>
      <text:p text:style-name="P85"/>
      <text:list xml:id="list1397751652" text:style-name="L32">
        <text:list-item>
          <text:p text:style-name="P160">Utilizei o valor proposto em vídeo para simplificar e exemplificar a sintaxe do código.</text:p>
        </text:list-item>
      </text:list>
      <text:p text:style-name="P52"/>
      <text:p text:style-name="P119">Entendendo responsividade na prática - Mobile first</text:p>
      <text:p text:style-name="P52"/>
      <text:list xml:id="list638395135" text:style-name="L33">
        <text:list-item>
          <text:p text:style-name="P161">O tamanho maior do media query sempre tem que ficar acima no código.</text:p>
        </text:list-item>
        <text:list-item>
          <text:p text:style-name="P161">A dica é usar o inspetor do chrome e ir adaptando conforme o necessário.</text:p>
        </text:list-item>
      </text:list>
      <text:p text:style-name="P53"/>
      <text:p text:style-name="P120">Visão geral sobre o flexbox</text:p>
      <text:p text:style-name="P54"/>
      <text:list xml:id="list4744253" text:style-name="L34">
        <text:list-item>
          <text:p text:style-name="P217"><text:span text:style-name="T22">Aula em vídeo, </text:span><text:span text:style-name="T23">revisando o conteúdo</text:span></text:p>
          <text:list>
            <text:list-item>
              <text:p text:style-name="P217"><text:span text:style-name="T23">O Flexbox é comumente utilizado em headers, ou seja em barra de navegações no topo e em footer</text:span><text:span text:style-name="T22">. </text:span><text:span text:style-name="T23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55"/>
      <text:list xml:id="list183203094824055" text:continue-numbering="true" text:style-name="L34">
        <text:list-item>
          <text:p text:style-name="P193">O que é Flexbox?</text:p>
          <text:list>
            <text:list-item>
              <text:p text:style-name="P157">Ele é um organizador de layout, não apenas de páginas, mas também de componentes.</text:p>
              <text:list>
                <text:list-item>
                  <text:p text:style-name="P193">Flex Container – <text:span text:style-name="T80">Ele é o que engloba todos os itens, </text:span><text:span text:style-name="T83">tendo funcionalidades que servirão para direcionamento, espaçamento, alinhamento e várias outras coisas. Ele que recebe o </text:span><text:span text:style-name="T105">display: flex</text:span><text:span text:style-name="T107"> </text:span><text:span text:style-name="T83">e as funcionalidades principais.</text:span></text:p>
                </text:list-item>
                <text:list-item>
                  <text:p text:style-name="P194">Flex Item – <text:span text:style-name="T8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194"><text:span text:style-name="T86">//</text:span><text:span text:style-name="T87">Aula informativa </text:span><text:span text:style-name="T88">algumas propriedades do FlexBox </text:span><text:span text:style-name="T87">– Revisão</text:span></text:p>
        </text:list-item>
      </text:list>
      <text:p text:style-name="P55"><text:soft-page-break/></text:p>
      <text:p text:style-name="P120">Criando layout de estudo</text:p>
      <text:p text:style-name="P55"/>
      <text:list xml:id="list2359480140" text:style-name="L35">
        <text:list-item>
          <text:p text:style-name="P218"><text:span text:style-name="T23">Nessa aula será mais prática, criaremos um layout </text:span><text:span text:style-name="T24">para nossos</text:span><text:span text:style-name="T23"> estudos para o </text:span><text:span text:style-name="T43">Flexbox.</text:span></text:p>
        </text:list-item>
        <text:list-item>
          <text:p text:style-name="P199">Bora para o VS-CODE!!!</text:p>
        </text:list-item>
      </text:list>
      <text:p text:style-name="P121"/>
      <text:p text:style-name="P121"/>
      <text:p text:style-name="P204"/>
      <text:p text:style-name="P61"><text:span text:style-name="T77">0</text:span><text:span text:style-name="T78">5</text:span><text:span text:style-name="T70">/</text:span><text:span text:style-name="T77">10</text:span><text:span text:style-name="T70">/2022 </text:span><text:span text:style-name="T77">terça</text:span><text:span text:style-name="T71">-feira</text:span></text:p>
      <text:p text:style-name="P2">Manipulando o flex container </text:p>
      <text:list xml:id="list183201711920311" text:continue-list="list183201665833388" text:style-name="L31">
        <text:list-item>
          <text:p text:style-name="P212"><text:span text:style-name="T24">S</text:span><text:span text:style-name="T25">obre o </text:span><text:span text:style-name="T45">row-</text:span><text:span text:style-name="T44">gap –</text:span><text:span text:style-name="T25"> Ele é o espaçamento </text:span><text:span text:style-name="T26">no eixo transversal </text:span><text:span text:style-name="T44">entre </text:span><text:span text:style-name="T25">os elementos </text:span><text:span text:style-name="T26">em coluna</text:span><text:span text:style-name="T25">, ou seja, ele da uma “margem” </text:span><text:span text:style-name="T26">em linha</text:span><text:span text:style-name="T25"> apenas entre os filhos não mexendo no top e botom, seu valor padrão é em pixel.</text:span></text:p>
        </text:list-item>
        <text:list-item>
          <text:p text:style-name="P213"><text:span text:style-name="T24">S</text:span><text:span text:style-name="T25">obre o </text:span><text:span text:style-name="T45">column-</text:span><text:span text:style-name="T44">gap –</text:span><text:span text:style-name="T25"> Ele </text:span><text:span text:style-name="T26">funciona semelhantemente ao row-gap, porém o eixo transverso dele é a coluna, dando o espaçamento entre os elementos em linha.</text:span></text:p>
        </text:list-item>
        <text:list-item>
          <text:p text:style-name="P237"><text:span text:style-name="T21">E por fim temos o </text:span><text:span text:style-name="T42">gap – </text:span><text:span text:style-name="T21">Que basicamente é um shorthand dos dois gaps, sendo que o primeiro valor do column e o segundo do row.</text:span></text:p>
        </text:list-item>
        <text:list-item>
          <text:p text:style-name="P195">box-sizing: border-box – <text:span text:style-name="T8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13"><text:span text:style-name="T39">flex-wrap – </text:span><text:span text:style-name="T18">Por padrão é </text:span><text:span text:style-name="T39">nowrap</text:span><text:span text:style-name="T18">, faz com que os items caso encoste na parede (viewport) não quebre a linha, ao usar </text:span><text:span text:style-name="T39">wrap </text:span><text:span text:style-name="T18">ele acaba quebrando a linha e jogando o item para a próxima linha sendo ela reversa ou não.</text:span></text:p>
        </text:list-item>
        <text:list-item>
          <text:p text:style-name="P196">flex-flow – <text:span text:style-name="T80">É o shorthand do </text:span>flex-direction <text:span text:style-name="T80">e do </text:span>flex-wrap. <text:span text:style-name="T80">Primeiro valor que vem nele é o do direction e depois do wrap.</text:span></text:p>
        </text:list-item>
        <text:list-item>
          <text:p text:style-name="P196"><text:span text:style-name="T80">Temos também os flex de alinhamento: </text:span>align-items, justify-content e align-content.</text:p>
        </text:list-item>
        <text:list-item>
          <text:p text:style-name="P213"><text:span text:style-name="T39">align-items – </text:span><text:span text:style-name="T19">Alinha </text:span><text:span text:style-name="T18">os items ao eixo vertical.</text:span></text:p>
        </text:list-item>
        <text:list-item>
          <text:p text:style-name="P213"><text:span text:style-name="T39">justify-content – </text:span><text:span text:style-name="T19">Alinha </text:span><text:span text:style-name="T18">os items ao eixo </text:span><text:span text:style-name="T19">horizontal</text:span><text:span text:style-name="T18">. </text:span></text:p>
          <text:p text:style-name="P196"><text:span text:style-name="T114">a</text:span><text:span text:style-name="T113">lign-content – </text:span><text:span text:style-name="T89">Alinha os items sem espaçamento entre os items como align-items ao eixo vertical.</text:span></text:p>
        </text:list-item>
      </text:list>
      <text:p text:style-name="P163"/>
      <text:p text:style-name="P3"><text:soft-page-break/>Exercício de fixação #1</text:p>
      <text:p text:style-name="P23"><text:span text:style-name="T85">N</text:span><text:span text:style-name="T80">este exercício criaremos um </text:span>header<text:span text:style-name="T80"> que será utilizado flexbox nele.</text:span></text:p>
      <text:list xml:id="list730538761" text:style-name="L36">
        <text:list-item>
          <text:p text:style-name="P165">Criaremos um header com:</text:p>
          <text:list>
            <text:list-item>
              <text:p text:style-name="P165">Logotipo;</text:p>
            </text:list-item>
            <text:list-item>
              <text:p text:style-name="P165">Imagem;</text:p>
            </text:list-item>
            <text:list-item>
              <text:p text:style-name="P165">Botões.</text:p>
              <text:list>
                <text:list-item>
                  <text:p text:style-name="P165">Com animações hover nos botões.</text:p>
                </text:list-item>
              </text:list>
            </text:list-item>
          </text:list>
        </text:list-item>
      </text:list>
      <text:p text:style-name="P166"/>
      <text:p text:style-name="P4">Manipulando Flex Items</text:p>
      <text:list xml:id="list183201221475949" text:continue-list="list183201711920311" text:style-name="L31">
        <text:list-item>
          <text:p text:style-name="P158">Primeiramente veremos as 3 principais funcionalidades do flex-item.</text:p>
          <text:list>
            <text:list-item>
              <text:p text:style-name="P197"><text:span text:style-name="T115">f</text:span>lex-basis –<text:span text:style-name="T80"> </text:span><text:span text:style-name="T85">Como o nome diz, ele da a base ao item, com o valor em pixel ele da a base para a largura de cada item.</text:span></text:p>
            </text:list-item>
            <text:list-item>
              <text:p text:style-name="P214"><text:span text:style-name="T41">f</text:span><text:span text:style-name="T40">lex-grow – </text:span><text:span text:style-name="T20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14"><text:span text:style-name="T41">f</text:span><text:span text:style-name="T40">lex-shrink –</text:span><text:span text:style-name="T19"> </text:span><text:span text:style-name="T20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38"><text:span text:style-name="T20">L</text:span><text:span text:style-name="T5">embrando que se tiver com o </text:span><text:span text:style-name="T32">flex-wrap </text:span><text:span text:style-name="T5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00"><text:span text:style-name="T112">flex</text:span><text:span text:style-name="T84"> – </text:span><text:span text:style-name="T8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164"/>
      <text:list xml:id="list183202940286593" text:continue-numbering="true" text:style-name="L31">
        <text:list-item>
          <text:p text:style-name="P201"><text:span text:style-name="T85">E</text:span><text:span text:style-name="T80">ntendendo o </text:span>order <text:span text:style-name="T80">como o próprio nome já diz, ele vai manipular a ordem dos nossos elementos, ou seja:</text:span></text:p>
          <text:list>
            <text:list-item>
              <text:p text:style-name="P167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168"/>
      <text:list xml:id="list183201645292554" text:continue-numbering="true" text:style-name="L31">
        <text:list-item>
          <text:p text:style-name="P215"><text:span text:style-name="T27">E</text:span><text:span text:style-name="T28">ntendendo o </text:span><text:span text:style-name="T46">align-self</text:span><text:span text:style-name="T29"> como o próprio nome diz, ele é um alinhamento próprio, porém é um elemento próprio na vertical, importante ressaltar isso. </text:span></text:p>
          <text:list>
            <text:list-item>
              <text:p text:style-name="P215"><text:span text:style-name="T29">Vale dizer também que se o</text:span><text:span text:style-name="T60"> flex-direction</text:span><text:span text:style-name="T29"> estiver como</text:span><text:span text:style-name="T60"> column</text:span><text:span text:style-name="T55"> </text:span><text:span text:style-name="T29">então ele alinhará horizontalmente</text:span><text:span text:style-name="T61">.</text:span></text:p>
            </text:list-item>
          </text:list>
        </text:list-item>
      </text:list>
      <text:p text:style-name="P65"/>
      <text:p text:style-name="P5"><text:soft-page-break/><text:span text:style-name="T116">A</text:span>presentando exercício de Flexbox</text:p>
      <text:p text:style-name="P66"><text:span text:style-name="T29">S</text:span><text:span text:style-name="T30">erá um exercício geral com tudo que vimos em </text:span><text:span text:style-name="T47">Flex Container e Flex Items</text:span><text:span text:style-name="T30"> será um layout de e-commerce simples, parecido com a organização dos elementos do YouTube.</text:span></text:p>
      <text:p text:style-name="P169"/>
      <text:list xml:id="list2607842633" text:style-name="L37">
        <text:list-item>
          <text:p text:style-name="P239"><text:span text:style-name="T21">Vamos criar um </text:span><text:span text:style-name="T42">header;</text:span></text:p>
        </text:list-item>
        <text:list-item>
          <text:p text:style-name="P232"><text:span text:style-name="T51">Criar um </text:span><text:span text:style-name="T42">footer;</text:span></text:p>
        </text:list-item>
        <text:list-item>
          <text:p text:style-name="P170">Entre eles criaremos 6 items;</text:p>
        </text:list-item>
        <text:list-item>
          <text:p text:style-name="P170">Com espaçamentos entre eles;</text:p>
        </text:list-item>
        <text:list-item>
          <text:p text:style-name="P170">Centralizados;</text:p>
        </text:list-item>
        <text:list-item>
          <text:p text:style-name="P170">Com responsividade, para que quando diminua a tela, os itens quebre para um abaixo do outro, como no YouTube mesmo.</text:p>
        </text:list-item>
        <text:list-item>
          <text:p text:style-name="P171">Caso queira pode colocar tamanho fixo no container para ficar sempre com 3 items por fileira.</text:p>
        </text:list-item>
      </text:list>
      <text:p text:style-name="P172"/>
      <text:p text:style-name="P240"><text:span text:style-name="T79">07</text:span><text:span text:style-name="T70">/</text:span><text:span text:style-name="T77">10</text:span><text:span text:style-name="T70">/2022 </text:span><text:span text:style-name="T79">sexta</text:span><text:span text:style-name="T71">-feira</text:span></text:p>
      <text:p text:style-name="P198"/>
      <text:p text:style-name="P198"/>
      <text:p text:style-name="P243"><text:span text:style-name="T103">Visão geral sobre Grid</text:span></text:p>
      <text:p text:style-name="P234"/>
      <text:list xml:id="list183201326950803" text:continue-list="list183201645292554" text:style-name="L31">
        <text:list-item>
          <text:p text:style-name="P192"><text:span text:style-name="T117">I</text:span>ntrodução</text:p>
          <text:list>
            <text:list-item>
              <text:p text:style-name="P216"><text:span text:style-name="T31">Assim como o </text:span><text:span text:style-name="T48">Flexbox </text:span><text:span text:style-name="T31">o </text:span><text:span text:style-name="T48">Grid </text:span><text:span text:style-name="T31">é um organizador, com ele nós teremos uma divisão entre linhas e colunas, porém diferente da divisão de linhas e colunas que temos com o Flexbox. No </text:span><text:span text:style-name="T48">Grid</text:span><text:span text:style-name="T31"> acaba sendo muito mais específico e organizado.</text:span></text:p>
            </text:list-item>
            <text:list-item>
              <text:p text:style-name="P216"><text:span text:style-name="T31">Ele sendo mais específico em linhas e colunas conseguimos organizar todo conteúdo de forma mais favorável, para termos uma idéia de como ele funciona, com ele podemos criar formatos por exemplo estilo de um Blog.</text:span></text:p>
            </text:list-item>
            <text:list-item>
              <text:p text:style-name="P241"><text:span text:style-name="T21">Utilizamos ele em momento que queremos uma divisão de linhas e colunas, por exemplo você quer uma página igual da ilustração, com um conteúdo principal e um sidebar, podemos usar o </text:span><text:span text:style-name="T42">Grid </text:span><text:span text:style-name="T21">para posicionarmos.</text:span></text:p>
            </text:list-item>
          </text:list>
        </text:list-item>
      </text:list>
      <text:p text:style-name="P242"><text:span text:style-name="T21"/></text:p>
      <text:p text:style-name="P242"><draw:frame draw:style-name="fr1" draw:name="Figura9" text:anchor-type="char" svg:x="3.284cm" svg:y="0.072cm" svg:width="10.721cm" svg:height="5.149cm" draw:z-index="27"><draw:image xlink:href="Pictures/10000201000005560000029034C9914761B7CEC9.png" xlink:type="simple" xlink:show="embed" xlink:actuate="onLoad" loext:mime-type="image/png"/></draw:frame><text:soft-page-break/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2"><text:span text:style-name="T21"/></text:p>
      <text:p text:style-name="P245">Modificando Layout</text:p>
      <text:list xml:id="list621321606" text:style-name="L38">
        <text:list-item>
          <text:p text:style-name="P244"><text:span text:style-name="T31">A</text:span><text:span text:style-name="T21">ula para modificar o layout de estud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19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7T18:32:00.711253295</dc:date>
    <meta:editing-duration>P1DT23H29M19S</meta:editing-duration>
    <meta:editing-cycles>27</meta:editing-cycles>
    <meta:generator>LibreOffice/6.4.7.2$Linux_X86_64 LibreOffice_project/40$Build-2</meta:generator>
    <meta:document-statistic meta:table-count="0" meta:image-count="9" meta:object-count="0" meta:page-count="20" meta:paragraph-count="303" meta:word-count="3528" meta:character-count="19873" meta:non-whitespace-character-count="16815"/>
  </office:meta>
</office:document-meta>
</file>